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Cantarell Light" svg:font-family="'Cantarell Light'" style:font-pitch="variable"/>
    <style:font-face style:name="D050000L" svg:font-family="D050000L" style:font-pitch="variable"/>
    <style:font-face style:name="Standard Symbols PS" svg:font-family="'Standard Symbols P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URW Gothic" svg:font-family="'URW Gothic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11729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4e102d" draw:textarea-horizontal-align="justify" draw:textarea-vertical-align="middle" draw:auto-grow-height="false" fo:min-height="2.215cm" fo:min-width="1.965cm"/>
    </style:style>
    <style:style style:name="gr3" style:family="graphic" style:parent-style-name="standard">
      <style:graphic-properties draw:fill-color="#4e102d" draw:textarea-horizontal-align="justify" draw:textarea-vertical-align="middle" draw:auto-grow-height="false" fo:min-height="0.703cm" fo:min-width="6.485cm"/>
    </style:style>
    <style:style style:name="gr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fill-color="#231a31" draw:textarea-horizontal-align="justify" draw:textarea-vertical-align="middle" draw:auto-grow-height="false" fo:min-height="1.929cm" fo:min-width="3.0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fill-color="#355269" draw:textarea-horizontal-align="justify" draw:textarea-vertical-align="middle" draw:auto-grow-height="false" fo:min-height="19.34cm" fo:min-width="25.123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8.707cm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664cm" fo:min-width="2.637cm"/>
    </style:style>
    <style:style style:name="gr14" style:family="graphic" style:parent-style-name="standard">
      <style:graphic-properties draw:textarea-horizontal-align="justify" draw:textarea-vertical-align="middle" draw:auto-grow-height="false" fo:min-height="1.222cm" fo:min-width="4.4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2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22cm" fo:min-width="4.793cm"/>
      <style:paragraph-properties style:writing-mode="lr-tb"/>
    </style:style>
    <style:style style:name="gr17" style:family="graphic" style:parent-style-name="standard">
      <style:graphic-properties draw:fill-color="#4e102d" draw:textarea-horizontal-align="justify" draw:textarea-vertical-align="middle" draw:auto-grow-height="false" fo:min-height="19.34cm" fo:min-width="25.123cm"/>
    </style:style>
    <style:style style:name="gr18" style:family="graphic" style:parent-style-name="standard">
      <style:graphic-properties draw:textarea-horizontal-align="justify" draw:textarea-vertical-align="middle" draw:auto-grow-height="false" fo:min-height="4.283cm" fo:min-width="1.088cm"/>
    </style:style>
    <style:style style:name="gr19" style:family="graphic" style:parent-style-name="standard">
      <style:graphic-properties draw:textarea-horizontal-align="justify" draw:textarea-vertical-align="middle" draw:auto-grow-height="false" fo:min-height="3.33cm" fo:min-width="1.087cm"/>
    </style:style>
    <style:style style:name="gr20" style:family="graphic" style:parent-style-name="standard">
      <style:graphic-properties draw:textarea-horizontal-align="justify" draw:textarea-vertical-align="middle" draw:auto-grow-height="false" fo:min-height="5.553cm" fo:min-width="1.087cm"/>
    </style:style>
    <style:style style:name="gr21" style:family="graphic" style:parent-style-name="standard">
      <style:graphic-properties draw:textarea-horizontal-align="justify" draw:textarea-vertical-align="middle" draw:auto-grow-height="false" fo:min-height="6.188cm" fo:min-width="1.087cm"/>
    </style:style>
    <style:style style:name="gr22" style:family="graphic" style:parent-style-name="standard">
      <style:graphic-properties draw:textarea-horizontal-align="justify" draw:textarea-vertical-align="middle" draw:auto-grow-height="false" fo:min-height="4.5cm" fo:min-width="1.088cm"/>
    </style:style>
    <style:style style:name="gr2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4" style:family="graphic" style:parent-style-name="standard">
      <style:graphic-properties draw:fill-color="#481d32" draw:textarea-horizontal-align="justify" draw:textarea-vertical-align="middle" draw:auto-grow-height="false" fo:min-height="7.37cm" fo:min-width="11.565cm"/>
    </style:style>
    <style:style style:name="gr25" style:family="graphic" style:parent-style-name="standard">
      <style:graphic-properties draw:textarea-horizontal-align="justify" draw:textarea-vertical-align="middle" draw:auto-grow-height="false" fo:min-height="0.703cm" fo:min-width="11.565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-color="#650953" draw:textarea-horizontal-align="justify" draw:textarea-vertical-align="middle" draw:auto-grow-height="false" fo:min-height="0.839cm" fo:min-width="0cm"/>
    </style:style>
    <style:style style:name="gr28" style:family="graphic" style:parent-style-name="standard">
      <style:graphic-properties draw:fill-color="#4e102d" draw:textarea-horizontal-align="justify" draw:textarea-vertical-align="middle" draw:auto-grow-height="false" fo:min-height="21.34cm" fo:min-width="27.44cm"/>
    </style:style>
    <style:style style:name="gr29" style:family="graphic" style:parent-style-name="standard">
      <style:graphic-properties draw:stroke="none" svg:stroke-color="#000000" draw:fill="none" draw:fill-color="#ffffff" fo:min-height="2.2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725cm"/>
      <style:paragraph-properties style:writing-mode="lr-tb"/>
    </style:style>
    <style:style style:name="gr31" style:family="graphic" style:parent-style-name="standard">
      <style:graphic-properties draw:fill-color="#481d32" draw:textarea-horizontal-align="justify" draw:textarea-vertical-align="middle" draw:auto-grow-height="false" fo:min-height="10.47cm" fo:min-width="21.066cm"/>
    </style:style>
    <style:style style:name="gr32" style:family="graphic" style:parent-style-name="standard">
      <style:graphic-properties draw:fill-color="#8d281e" draw:textarea-horizontal-align="justify" draw:textarea-vertical-align="middle" draw:auto-grow-height="false" fo:min-height="0.703cm" fo:min-width="21.066cm"/>
      <style:paragraph-properties style:writing-mode="lr-tb"/>
    </style:style>
    <style:style style:name="gr33" style:family="graphic" style:parent-style-name="standard">
      <style:graphic-properties draw:fill-color="#ed4c05" draw:textarea-horizontal-align="justify" draw:textarea-vertical-align="middle" draw:auto-grow-height="false" fo:min-height="0.839cm" fo:min-width="0cm"/>
    </style:style>
    <style:style style:name="gr34" style:family="graphic" style:parent-style-name="standard">
      <style:graphic-properties draw:fill-color="#ed4c05" draw:textarea-horizontal-align="justify" draw:textarea-vertical-align="middle" draw:auto-grow-height="false" fo:min-height="0.386cm" fo:min-width="0.89cm"/>
      <style:paragraph-properties style:writing-mode="lr-tb"/>
    </style:style>
    <style:style style:name="gr35" style:family="graphic" style:parent-style-name="standard">
      <style:graphic-properties draw:fill-color="#ed4c05" draw:textarea-horizontal-align="justify" draw:textarea-vertical-align="middle" draw:auto-grow-height="false" fo:min-height="0.386cm" fo:min-width="1.168cm"/>
    </style:style>
    <style:style style:name="gr36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loext:graphic-properties draw:fill-color="#611729"/>
      <style:paragraph-properties fo:text-align="center"/>
    </style:style>
    <style:style style:name="P2" style:family="paragraph">
      <loext:graphic-properties draw:fill-color="#4e102d"/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231a31"/>
      <style:paragraph-properties fo:text-align="center"/>
    </style:style>
    <style:style style:name="P7" style:family="paragraph">
      <loext:graphic-properties draw:fill-color="#35526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color="#ffffff" loext:opacity="100%"/>
    </style:style>
    <style:style style:name="P10" style:family="paragraph">
      <style:text-properties fo:color="#ffffff" loext:opacity="100%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ffffff" loext:opacity="100%" fo:font-size="32pt" style:font-size-asian="32pt" style:font-size-complex="32pt"/>
    </style:style>
    <style:style style:name="P12" style:family="paragraph">
      <loext:graphic-properties draw:fill-color="#481d32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650953"/>
      <style:paragraph-properties fo:text-align="center"/>
    </style:style>
    <style:style style:name="P15" style:family="paragraph">
      <style:text-properties fo:color="#ffffff" loext:opacity="100%" style:font-name="Cantarell Light" fo:font-size="44pt" fo:font-weight="normal" style:font-size-asian="44pt" style:font-weight-asian="normal" style:font-size-complex="44pt" style:font-weight-complex="normal"/>
    </style:style>
    <style:style style:name="P16" style:family="paragraph">
      <loext:graphic-properties draw:fill="none" draw:fill-color="#ffffff"/>
      <style:text-properties fo:color="#ffffff" loext:opacity="100%" style:font-name="Cantarell Light" fo:font-size="44pt" fo:font-weight="normal" style:font-size-asian="44pt" style:font-weight-asian="normal" style:font-size-complex="44pt" style:font-weight-complex="normal"/>
    </style:style>
    <style:style style:name="P17" style:family="paragraph">
      <style:text-properties fo:color="#ed4c05" loext:opacity="100%" style:font-name="Cantarell Light" fo:font-size="80pt" style:font-size-asian="80pt" style:font-size-complex="80pt"/>
    </style:style>
    <style:style style:name="P18" style:family="paragraph">
      <loext:graphic-properties draw:fill="none" draw:fill-color="#ffffff"/>
      <style:text-properties fo:color="#ed4c05" loext:opacity="100%" style:font-name="Cantarell Light" fo:font-size="80pt" style:font-size-asian="80pt" style:font-size-complex="80pt"/>
    </style:style>
    <style:style style:name="P19" style:family="paragraph">
      <loext:graphic-properties draw:fill-color="#8d281e"/>
      <style:paragraph-properties fo:text-align="center"/>
      <style:text-properties fo:color="#ffffff" loext:opacity="100%"/>
    </style:style>
    <style:style style:name="P20" style:family="paragraph">
      <loext:graphic-properties draw:fill-color="#ed4c05"/>
      <style:paragraph-properties fo:text-align="center"/>
    </style:style>
    <style:style style:name="P21" style:family="paragraph">
      <style:text-properties fo:color="#ed4c05" loext:opacity="100%"/>
    </style:style>
    <style:style style:name="P22" style:family="paragraph">
      <loext:graphic-properties draw:fill="none" draw:fill-color="#ffffff"/>
      <style:text-properties fo:color="#ed4c05" loext:opacity="100%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color="#ed4c05" loext:opacity="100%"/>
    </style:style>
    <style:style style:name="P24" style:family="paragraph">
      <style:text-properties fo:font-size="72pt" style:font-size-asian="72pt" style:font-size-complex="72pt"/>
    </style:style>
    <style:style style:name="P25" style:family="paragraph">
      <loext:graphic-properties draw:fill="none" draw:fill-color="#ffffff"/>
      <style:text-properties fo:font-size="72pt" style:font-size-asian="72pt" style:font-size-complex="72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32pt" style:font-size-asian="32pt" style:font-size-complex="32pt"/>
    </style:style>
    <style:style style:name="T3" style:family="text">
      <style:text-properties fo:color="#ffffff" loext:opacity="100%" style:font-name="Cantarell Light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color="#ed4c05" loext:opacity="100%" style:font-name="Cantarell Light" fo:font-size="80pt" style:font-size-asian="80pt" style:font-size-complex="80pt"/>
    </style:style>
    <style:style style:name="T5" style:family="text">
      <style:text-properties fo:color="#ed4c05" loext:opacity="100%"/>
    </style:style>
    <style:style style:name="T6" style:family="text">
      <style:text-properties fo:font-variant="normal" fo:text-transform="none" fo:color="#ed4c05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gin Page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3.493cm" svg:x="12.43cm" svg:y="4.8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6.985cm" svg:height="0.953cm" svg:x="10.842cm" svg:y="10.2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985cm" svg:height="0.953cm" svg:x="10.842cm" svg:y="11.6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475cm" svg:height="1.521cm" svg:x="7.467cm" svg:y="10.307cm">
          <draw:text-box>
            <text:p text:style-name="P3"><text:span text:style-name="T1">Username</text:span></text:p>
          </draw:text-box>
        </draw:frame>
        <draw:frame draw:style-name="gr5" draw:text-style-name="P4" draw:layer="layout" svg:width="3.492cm" svg:height="0.886cm" svg:x="7.55cm" svg:y="11.695cm">
          <draw:text-box>
            <text:p text:style-name="P3"><text:span text:style-name="T1">Password</text:span></text:p>
          </draw:text-box>
        </draw:frame>
        <draw:custom-shape draw:style-name="gr6" draw:text-style-name="P6" draw:layer="layout" svg:width="3.81cm" svg:height="2.353cm" svg:x="18.781cm" svg:y="10.207cm">
          <text:p text:style-name="P5">Log 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2.54cm" svg:height="1.27cm" svg:x="12.947cm" svg:y="12.782cm">
          <draw:text-box>
            <text:p text:style-name="P3"><text:span text:style-name="T1">Sign In</text:span></text:p>
          </draw:text-box>
        </draw:frame>
        <draw:frame draw:style-name="gr5" draw:text-style-name="P4" draw:layer="layout" svg:width="7.303cm" svg:height="0.886cm" svg:x="11.735cm" svg:y="13.582cm">
          <draw:text-box>
            <text:p text:style-name="P3"><text:span text:style-name="T1">Forgot password?</text:span></text:p>
          </draw:text-box>
        </draw:frame>
      </draw:page>
      <draw:page draw:name="Sign in Page" draw:style-name="dp1" draw:master-page-name="Default">
        <draw:custom-shape draw:style-name="gr8" draw:text-style-name="P7" draw:layer="layout" svg:width="25.623cm" svg:height="19.59cm" svg:x="1.317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4" draw:layer="layout" svg:width="3.81cm" svg:height="0.953cm" svg:x="5.762cm" svg:y="7.032cm">
          <draw:text-box>
            <text:p text:style-name="P3"><text:span text:style-name="T1">Username</text:span></text:p>
          </draw:text-box>
        </draw:frame>
        <draw:custom-shape draw:style-name="gr9" draw:text-style-name="P5" draw:layer="layout" svg:width="9.207cm" svg:height="1.27cm" svg:x="9.89cm" svg:y="8.3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10.0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8.4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11.6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13.2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4" draw:layer="layout" svg:width="3.81cm" svg:height="0.953cm" svg:x="5.762cm" svg:y="8.533cm">
          <draw:text-box>
            <text:p text:style-name="P3"><text:span text:style-name="T1">Password</text:span></text:p>
          </draw:text-box>
        </draw:frame>
        <draw:frame draw:style-name="gr10" draw:text-style-name="P4" draw:layer="layout" svg:width="3.81cm" svg:height="0.953cm" svg:x="5.762cm" svg:y="10.133cm">
          <draw:text-box>
            <text:p text:style-name="P3"><text:span text:style-name="T1">Password</text:span></text:p>
          </draw:text-box>
        </draw:frame>
        <draw:frame draw:style-name="gr10" draw:text-style-name="P4" draw:layer="layout" svg:width="3.81cm" svg:height="0.953cm" svg:x="5.762cm" svg:y="11.833cm">
          <draw:text-box>
            <text:p text:style-name="P3"><text:span text:style-name="T1">Email</text:span></text:p>
          </draw:text-box>
        </draw:frame>
        <draw:frame draw:style-name="gr11" draw:text-style-name="P4" draw:layer="layout" svg:width="4.127cm" svg:height="0.886cm" svg:x="5.745cm" svg:y="13.433cm">
          <draw:text-box>
            <text:p text:style-name="P3"><text:span text:style-name="T1">Date of Birth</text:span></text:p>
          </draw:text-box>
        </draw:frame>
        <draw:custom-shape draw:style-name="gr9" draw:text-style-name="P5" draw:layer="layout" svg:width="9.207cm" svg:height="1.27cm" svg:x="9.89cm" svg:y="14.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8" draw:layer="layout" svg:width="3.526cm" svg:height="0.886cm" svg:x="5.846cm" svg:y="14.833cm">
          <draw:text-box>
            <text:p><text:span text:style-name="T1">Cellphone</text:span></text:p>
          </draw:text-box>
        </draw:frame>
        <draw:custom-shape draw:style-name="gr13" draw:text-style-name="P5" draw:layer="layout" svg:width="4.445cm" svg:height="4.128cm" svg:x="12.112cm" svg:y="1.6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9" draw:layer="layout" svg:width="5.397cm" svg:height="1.588cm" svg:x="11.795cm" svg:y="16.527cm">
          <text:p text:style-name="P9"><text:span text:style-name="T1">Sign 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Forgot Password Page" draw:style-name="dp1" draw:master-page-name="Default">
        <draw:custom-shape draw:style-name="gr8" draw:text-style-name="P7" draw:layer="layout" svg:width="25.623cm" svg:height="19.59cm" svg:x="1.317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5.397cm" svg:height="0.886cm" svg:x="4.775cm" svg:y="7.032cm">
          <draw:text-box>
            <text:p text:style-name="P3"><text:span text:style-name="T1">Email/Cellphone</text:span></text:p>
          </draw:text-box>
        </draw:frame>
        <draw:custom-shape draw:style-name="gr9" draw:text-style-name="P5" draw:layer="layout" svg:width="9.207cm" svg:height="1.27cm" svg:x="9.89cm" svg:y="10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12.4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9.207cm" svg:height="1.27cm" svg:x="9.89cm" svg:y="14.1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4" draw:layer="layout" svg:width="3.81cm" svg:height="0.953cm" svg:x="5.762cm" svg:y="11.033cm">
          <draw:text-box>
            <text:p text:style-name="P3"><text:span text:style-name="T1">Email Code</text:span></text:p>
          </draw:text-box>
        </draw:frame>
        <draw:frame draw:style-name="gr10" draw:text-style-name="P4" draw:layer="layout" svg:width="3.81cm" svg:height="1.521cm" svg:x="5.762cm" svg:y="12.333cm">
          <draw:text-box>
            <text:p text:style-name="P3"><text:span text:style-name="T1">New Password</text:span></text:p>
          </draw:text-box>
        </draw:frame>
        <draw:frame draw:style-name="gr15" draw:text-style-name="P4" draw:layer="layout" svg:width="3.81cm" svg:height="1.772cm" svg:x="5.762cm" svg:y="13.933cm">
          <draw:text-box>
            <text:p text:style-name="P3"><text:span text:style-name="T1">New Password</text:span></text:p>
          </draw:text-box>
        </draw:frame>
        <draw:custom-shape draw:style-name="gr13" draw:text-style-name="P5" draw:layer="layout" svg:width="4.445cm" svg:height="4.128cm" svg:x="12.112cm" svg:y="1.6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9" draw:layer="layout" svg:width="5.397cm" svg:height="1.588cm" svg:x="11.795cm" svg:y="8.527cm">
          <text:p text:style-name="P9"><text:span text:style-name="T1">Send C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9" draw:layer="layout" svg:width="5.715cm" svg:height="1.588cm" svg:x="11.512cm" svg:y="15.922cm">
          <text:p text:style-name="P9"><text:span text:style-name="T1">Appl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Hesap Ozeti" draw:style-name="dp1" draw:master-page-name="Default">
        <draw:custom-shape draw:style-name="gr17" draw:text-style-name="P2" draw:layer="layout" svg:width="25.623cm" svg:height="19.59cm" svg:x="1.317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5" draw:layer="layout" svg:width="1.588cm" svg:height="4.533cm" svg:x="8.937cm" svg:y="5.3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5" draw:layer="layout" svg:width="1.587cm" svg:height="3.58cm" svg:x="11.36cm" svg:y="6.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5" draw:layer="layout" svg:width="1.587cm" svg:height="5.803cm" svg:x="13.7cm" svg:y="4.0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5" draw:layer="layout" svg:width="1.587cm" svg:height="6.438cm" svg:x="16.04cm" svg:y="3.4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draw:layer="layout" svg:width="1.588cm" svg:height="4.75cm" svg:x="18.462cm" svg:y="5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11" draw:layer="layout" svg:width="5.715cm" svg:height="1.588cm" svg:x="11.507cm" svg:y="1.717cm">
          <draw:text-box>
            <text:p text:style-name="P10"><text:span text:style-name="T2">Net Gross</text:span></text:p>
          </draw:text-box>
        </draw:frame>
        <draw:frame draw:style-name="gr10" draw:text-style-name="P4" draw:layer="layout" svg:width="2.857cm" svg:height="0.953cm" svg:x="8.25cm" svg:y="10.212cm">
          <draw:text-box>
            <text:p text:style-name="P3"><text:span text:style-name="T1">October</text:span></text:p>
          </draw:text-box>
        </draw:frame>
        <draw:frame draw:style-name="gr10" draw:text-style-name="P4" draw:layer="layout" svg:width="2.857cm" svg:height="0.953cm" svg:x="15.651cm" svg:y="10.313cm">
          <draw:text-box>
            <text:p text:style-name="P3"><text:span text:style-name="T1">Janu</text:span></text:p>
          </draw:text-box>
        </draw:frame>
        <draw:frame draw:style-name="gr10" draw:text-style-name="P4" draw:layer="layout" svg:width="2.857cm" svg:height="1.521cm" svg:x="13.251cm" svg:y="10.313cm">
          <draw:text-box>
            <text:p text:style-name="P3"><text:span text:style-name="T1">December</text:span></text:p>
          </draw:text-box>
        </draw:frame>
        <draw:frame draw:style-name="gr10" draw:text-style-name="P4" draw:layer="layout" svg:width="2.857cm" svg:height="1.521cm" svg:x="10.851cm" svg:y="10.313cm">
          <draw:text-box>
            <text:p text:style-name="P3"><text:span text:style-name="T1">November</text:span></text:p>
          </draw:text-box>
        </draw:frame>
        <draw:frame draw:style-name="gr10" draw:text-style-name="P4" draw:layer="layout" svg:width="2.857cm" svg:height="0.953cm" svg:x="17.952cm" svg:y="10.414cm">
          <draw:text-box>
            <text:p text:style-name="P3"><text:span text:style-name="T1">Feb</text:span></text:p>
          </draw:text-box>
        </draw:frame>
        <draw:custom-shape draw:style-name="gr24" draw:text-style-name="P12" draw:layer="layout" svg:width="12.065cm" svg:height="7.62cm" svg:x="8.302cm" svg:y="12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9" draw:layer="layout" svg:width="12.065cm" svg:height="0.953cm" svg:x="8.302cm" svg:y="12.147cm">
          <text:p text:style-name="P9"><text:span text:style-name="T1">Inco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9" draw:layer="layout" svg:width="12.065cm" svg:height="0.953cm" svg:x="8.302cm" svg:y="16.647cm">
          <text:p text:style-name="P9"><text:span text:style-name="T1">Outcom</text:span><text:span text:style-name="T1">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3" draw:layer="layout" svg:x1="8.302cm" svg:y1="14.252cm" svg:x2="20.367cm" svg:y2="14.252cm">
          <text:p/>
        </draw:line>
        <draw:line draw:style-name="gr26" draw:text-style-name="P13" draw:layer="layout" svg:x1="8.303cm" svg:y1="15.452cm" svg:x2="20.368cm" svg:y2="15.452cm">
          <text:p/>
        </draw:line>
        <draw:line draw:style-name="gr26" draw:text-style-name="P13" draw:layer="layout" svg:x1="8.304cm" svg:y1="18.652cm" svg:x2="20.369cm" svg:y2="18.652cm">
          <text:p/>
        </draw:line>
        <draw:frame draw:style-name="gr5" draw:text-style-name="P4" draw:layer="layout" svg:width="6.668cm" svg:height="0.886cm" svg:x="8.637cm" svg:y="13.382cm">
          <draw:text-box>
            <text:p text:style-name="P3"><text:span text:style-name="T1">Ziraat</text:span></text:p>
          </draw:text-box>
        </draw:frame>
        <draw:frame draw:style-name="gr5" draw:text-style-name="P4" draw:layer="layout" svg:width="6.668cm" svg:height="0.886cm" svg:x="8.637cm" svg:y="14.382cm">
          <draw:text-box>
            <text:p text:style-name="P3"><text:span text:style-name="T1">Yapikredi</text:span></text:p>
          </draw:text-box>
        </draw:frame>
        <draw:frame draw:style-name="gr5" draw:text-style-name="P4" draw:layer="layout" svg:width="6.668cm" svg:height="0.886cm" svg:x="8.637cm" svg:y="15.682cm">
          <draw:text-box>
            <text:p text:style-name="P3"><text:span text:style-name="T1">Bitcoin</text:span></text:p>
          </draw:text-box>
        </draw:frame>
        <draw:frame draw:style-name="gr5" draw:text-style-name="P4" draw:layer="layout" svg:width="6.668cm" svg:height="0.886cm" svg:x="8.437cm" svg:y="17.682cm">
          <draw:text-box>
            <text:p text:style-name="P3"><text:span text:style-name="T1">Migros Et Alisverisi</text:span></text:p>
          </draw:text-box>
        </draw:frame>
        <draw:frame draw:style-name="gr5" draw:text-style-name="P4" draw:layer="layout" svg:width="6.668cm" svg:height="0.886cm" svg:x="8.437cm" svg:y="18.682cm">
          <draw:text-box>
            <text:p text:style-name="P3"><text:span text:style-name="T1">BIM</text:span></text:p>
          </draw:text-box>
        </draw:frame>
        <draw:custom-shape draw:style-name="gr27" draw:text-style-name="P14" draw:layer="layout" svg:width="0.27cm" svg:height="1.089cm" draw:transform="rotate (1.5707963267949) translate (1.541cm 2.587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4" draw:layer="layout" svg:width="0.217cm" svg:height="1.089cm" draw:transform="rotate (1.5707963267949) translate (1.541cm 2.123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4" draw:layer="layout" svg:width="0.218cm" svg:height="1.089cm" draw:transform="rotate (1.5707963267949) translate (1.541cm 1.712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custom-shape draw:style-name="gr28" draw:text-style-name="P2" draw:layer="layout" svg:width="27.94cm" svg:height="21.59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16" draw:layer="layout" svg:width="9.208cm" svg:height="2.51cm" svg:x="9.537cm" svg:y="2.617cm">
          <draw:text-box>
            <text:p text:style-name="P15"><text:span text:style-name="T3">Tota</text:span><text:span text:style-name="T3">l </text:span><text:span text:style-name="T3">Mon</text:span><text:span text:style-name="T3">ey</text:span></text:p>
          </draw:text-box>
        </draw:frame>
        <draw:frame draw:style-name="gr30" draw:text-style-name="P18" draw:layer="layout" svg:width="18.732cm" svg:height="3.975cm" svg:x="4.993cm" svg:y="4.81cm">
          <draw:text-box>
            <text:p text:style-name="P17"><text:span text:style-name="T4">$ </text:span><text:span text:style-name="T4">2,</text:span><text:span text:style-name="T4">03</text:span><text:span text:style-name="T4">2,</text:span><text:span text:style-name="T4">20</text:span><text:span text:style-name="T4">0.</text:span><text:span text:style-name="T4">21</text:span></text:p>
          </draw:text-box>
        </draw:frame>
        <draw:custom-shape draw:style-name="gr31" draw:text-style-name="P12" draw:layer="layout" svg:width="21.566cm" svg:height="10.72cm" svg:x="3.622cm" svg:y="9.01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2" draw:text-style-name="P19" draw:layer="layout" svg:width="21.566cm" svg:height="0.953cm" svg:x="3.622cm" svg:y="9.047cm">
          <text:p text:style-name="P9"><text:span text:style-name="T1">Bank Accou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9" draw:layer="layout" svg:width="21.566cm" svg:height="0.953cm" svg:x="3.622cm" svg:y="13.547cm">
          <text:p text:style-name="P9"><text:span text:style-name="T1">Exchan</text:span><text:span text:style-name="T1">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3" draw:layer="layout" svg:x1="3.622cm" svg:y1="11.152cm" svg:x2="25.19cm" svg:y2="11.152cm">
          <text:p/>
        </draw:line>
        <draw:line draw:style-name="gr26" draw:text-style-name="P13" draw:layer="layout" svg:x1="3.624cm" svg:y1="12.352cm" svg:x2="25.192cm" svg:y2="12.352cm">
          <text:p/>
        </draw:line>
        <draw:line draw:style-name="gr26" draw:text-style-name="P13" draw:layer="layout" svg:x1="3.626cm" svg:y1="15.552cm" svg:x2="25.194cm" svg:y2="15.552cm">
          <text:p/>
        </draw:line>
        <draw:frame draw:style-name="gr12" draw:text-style-name="P4" draw:layer="layout" svg:width="2.535cm" svg:height="0.886cm" svg:x="3.862cm" svg:y="10.182cm">
          <draw:text-box>
            <text:p text:style-name="P3"><text:span text:style-name="T1">Ziraat</text:span></text:p>
          </draw:text-box>
        </draw:frame>
        <draw:frame draw:style-name="gr12" draw:text-style-name="P4" draw:layer="layout" svg:width="3.149cm" svg:height="0.886cm" svg:x="3.883cm" svg:y="11.382cm">
          <draw:text-box>
            <text:p text:style-name="P3"><text:span text:style-name="T1">Yapikredi</text:span></text:p>
          </draw:text-box>
        </draw:frame>
        <draw:frame draw:style-name="gr12" draw:text-style-name="P4" draw:layer="layout" svg:width="2.853cm" svg:height="0.886cm" svg:x="3.862cm" svg:y="12.582cm">
          <draw:text-box>
            <text:p text:style-name="P3"><text:span text:style-name="T1">Garanti</text:span></text:p>
          </draw:text-box>
        </draw:frame>
        <draw:frame draw:style-name="gr12" draw:text-style-name="P4" draw:layer="layout" svg:width="11.921cm" svg:height="0.886cm" svg:x="3.862cm" svg:y="14.582cm">
          <draw:text-box>
            <text:p text:style-name="P3"><text:span text:style-name="T1">Dol</text:span><text:span text:style-name="T1">ar</text:span></text:p>
          </draw:text-box>
        </draw:frame>
        <draw:frame draw:style-name="gr12" draw:text-style-name="P4" draw:layer="layout" svg:width="11.921cm" svg:height="0.886cm" svg:x="3.862cm" svg:y="15.582cm">
          <draw:text-box>
            <text:p text:style-name="P3"><text:span text:style-name="T1">XA</text:span><text:span text:style-name="T1">U/</text:span><text:span text:style-name="T1">US</text:span><text:span text:style-name="T1">D</text:span></text:p>
          </draw:text-box>
        </draw:frame>
        <draw:custom-shape draw:style-name="gr32" draw:text-style-name="P19" draw:layer="layout" svg:width="21.566cm" svg:height="0.953cm" svg:x="3.622cm" svg:y="16.647cm">
          <text:p text:style-name="P9"><text:span text:style-name="T1">Stock Mar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3" draw:layer="layout" svg:x1="3.627cm" svg:y1="18.552cm" svg:x2="25.195cm" svg:y2="18.552cm">
          <text:p/>
        </draw:line>
        <draw:frame draw:style-name="gr12" draw:text-style-name="P4" draw:layer="layout" svg:width="7.948cm" svg:height="0.886cm" svg:x="3.862cm" svg:y="17.727cm">
          <draw:text-box>
            <text:p text:style-name="P3"><text:span text:style-name="T1">APPL</text:span></text:p>
          </draw:text-box>
        </draw:frame>
        <draw:frame draw:style-name="gr12" draw:text-style-name="P4" draw:layer="layout" svg:width="4.54cm" svg:height="0.886cm" svg:x="3.842cm" svg:y="18.78cm">
          <draw:text-box>
            <text:p text:style-name="P3"><text:span text:style-name="T1">INTL</text:span></text:p>
          </draw:text-box>
        </draw:frame>
        <draw:custom-shape draw:style-name="gr33" draw:text-style-name="P20" draw:layer="layout" svg:width="0.27cm" svg:height="1.089cm" draw:transform="rotate (1.5707963267949) translate (1.541cm 2.587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0" draw:layer="layout" svg:width="0.217cm" svg:height="1.089cm" draw:transform="rotate (1.5707963267949) translate (1.541cm 2.123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0" draw:layer="layout" svg:width="0.218cm" svg:height="1.089cm" draw:transform="rotate (1.5707963267949) translate (1.541cm 1.712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8" draw:layer="layout" svg:width="3.949cm" svg:height="0.886cm" svg:x="21.245cm" svg:y="10.207cm">
          <draw:text-box>
            <text:p><text:span text:style-name="T5">₺</text:span> <text:span text:style-name="T5">3,000,000</text:span></text:p>
          </draw:text-box>
        </draw:frame>
        <draw:frame draw:style-name="gr12" draw:text-style-name="P22" draw:layer="layout" svg:width="3.949cm" svg:height="0.886cm" svg:x="21.246cm" svg:y="11.307cm">
          <draw:text-box>
            <text:p text:style-name="P21"><text:span text:style-name="T5">₺ </text:span><text:span text:style-name="T5">2,000,000</text:span></text:p>
          </draw:text-box>
        </draw:frame>
        <draw:frame draw:style-name="gr12" draw:text-style-name="P22" draw:layer="layout" svg:width="3.949cm" svg:height="0.886cm" svg:x="21.246cm" svg:y="12.607cm">
          <draw:text-box>
            <text:p text:style-name="P21"><text:span text:style-name="T5">$ 1,000,000</text:span></text:p>
          </draw:text-box>
        </draw:frame>
        <draw:custom-shape draw:style-name="gr34" draw:text-style-name="P20" draw:layer="layout" svg:width="1.588cm" svg:height="1.27cm" svg:x="25.682cm" svg:y="13.382cm">
          <text:p text:style-name="P5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0" draw:layer="layout" svg:width="1.905cm" svg:height="1.27cm" svg:x="0.917cm" svg:y="13.2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2" draw:layer="layout" svg:width="3.949cm" svg:height="0.886cm" svg:x="21.247cm" svg:y="14.707cm">
          <draw:text-box>
            <text:p text:style-name="P23"><text:span text:style-name="T6">₺ </text:span><text:span text:style-name="T6">9.03 </text:span></text:p>
          </draw:text-box>
        </draw:frame>
        <draw:frame draw:style-name="gr12" draw:text-style-name="P22" draw:layer="layout" svg:width="3.949cm" svg:height="0.886cm" svg:x="21.247cm" svg:y="15.807cm">
          <draw:text-box>
            <text:p text:style-name="P21"><text:span text:style-name="T5">$ 1,902.76</text:span></text:p>
          </draw:text-box>
        </draw:frame>
        <draw:frame draw:style-name="gr12" draw:text-style-name="P4" draw:layer="layout" svg:width="3.949cm" svg:height="0.886cm" svg:x="7.248cm" svg:y="17.707cm">
          <draw:text-box>
            <text:p text:style-name="P3"><text:span text:style-name="T1">$ 113.93</text:span></text:p>
          </draw:text-box>
        </draw:frame>
        <draw:frame draw:style-name="gr12" draw:text-style-name="P4" draw:layer="layout" svg:width="3.949cm" svg:height="0.886cm" svg:x="7.248cm" svg:y="18.807cm">
          <draw:text-box>
            <text:p text:style-name="P3"><text:span text:style-name="T1">$ 45.62</text:span></text:p>
          </draw:text-box>
        </draw:frame>
        <draw:frame draw:style-name="gr12" draw:text-style-name="P4" draw:layer="layout" svg:width="3.949cm" svg:height="0.886cm" svg:x="21.249cm" svg:y="18.807cm">
          <draw:text-box>
            <text:p text:style-name="P3"><text:span text:style-name="T1">$ 453,201</text:span></text:p>
          </draw:text-box>
        </draw:frame>
        <draw:frame draw:style-name="gr12" draw:text-style-name="P4" draw:layer="layout" svg:width="3.949cm" svg:height="0.886cm" svg:x="21.15cm" svg:y="17.707cm">
          <draw:text-box>
            <text:p text:style-name="P3"><text:span text:style-name="T1">$ 510,123</text:span></text:p>
          </draw:text-box>
        </draw:frame>
        <draw:frame draw:style-name="gr12" draw:text-style-name="P4" draw:layer="layout" svg:width="3.949cm" svg:height="0.886cm" svg:x="10.003cm" svg:y="18.846cm">
          <draw:text-box>
            <text:p text:style-name="P3"><text:span text:style-name="T1">X 210</text:span></text:p>
          </draw:text-box>
        </draw:frame>
        <draw:frame draw:style-name="gr12" draw:text-style-name="P4" draw:layer="layout" svg:width="3.949cm" svg:height="0.886cm" svg:x="10.003cm" svg:y="17.727cm">
          <draw:text-box>
            <text:p text:style-name="P3"><text:span text:style-name="T1">X 35</text:span></text:p>
          </draw:text-box>
        </draw:frame>
      </draw:page>
      <draw:page draw:name="Main Page" draw:style-name="dp1" draw:master-page-name="Default">
        <draw:frame draw:style-name="gr36" draw:text-style-name="P25" draw:layer="layout" svg:width="8.478cm" svg:height="2.791cm" svg:x="10.302cm" svg:y="5.762cm">
          <draw:text-box>
            <text:p text:style-name="P24"><text:span text:style-name="T7">3000$</text:span></text:p>
          </draw:text-box>
        </draw:frame>
        <draw:line draw:style-name="gr26" draw:text-style-name="P13" draw:layer="layout" svg:x1="6.715cm" svg:y1="14.035cm" svg:x2="20.368cm" svg:y2="13.952cm">
          <text:p/>
        </draw:line>
        <draw:line draw:style-name="gr26" draw:text-style-name="P13" draw:layer="layout" svg:x1="6.716cm" svg:y1="15.436cm" svg:x2="20.369cm" svg:y2="15.353cm">
          <text:p/>
        </draw:line>
        <draw:line draw:style-name="gr26" draw:text-style-name="P13" draw:layer="layout" svg:x1="6.717cm" svg:y1="16.837cm" svg:x2="20.37cm" svg:y2="16.754cm">
          <text:p/>
        </draw:line>
        <draw:line draw:style-name="gr26" draw:text-style-name="P13" draw:layer="layout" svg:x1="6.718cm" svg:y1="18.138cm" svg:x2="20.371cm" svg:y2="18.055cm">
          <text:p/>
        </draw:line>
        <draw:line draw:style-name="gr26" draw:text-style-name="P13" draw:layer="layout" svg:x1="6.716cm" svg:y1="12.736cm" svg:x2="20.369cm" svg:y2="12.653cm">
          <text:p/>
        </draw:line>
        <draw:line draw:style-name="gr26" draw:text-style-name="P13" draw:layer="layout" svg:x1="6.717cm" svg:y1="11.337cm" svg:x2="20.37cm" svg:y2="11.2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Cantarell Light" svg:font-family="'Cantarell Light'" style:font-pitch="variable"/>
    <style:font-face style:name="D050000L" svg:font-family="D050000L" style:font-pitch="variable"/>
    <style:font-face style:name="Standard Symbols PS" svg:font-family="'Standard Symbols P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URW Gothic" svg:font-family="'URW Gothic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4T18:00:37.662262894</meta:creation-date>
    <dc:date>2020-11-04T19:20:19.988301287</dc:date>
    <meta:editing-duration>PT5M35S</meta:editing-duration>
    <meta:editing-cycles>1</meta:editing-cycles>
    <meta:document-statistic meta:object-count="104"/>
    <meta:generator>LibreOffice/7.0.2.2$Linux_X86_64 LibreOffice_project/00$Build-2</meta:generator>
  </office:meta>
</office:document-meta>
</file>